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600000170EA128F22BB9F0EA0.png" manifest:media-type="image/png"/>
  <manifest:file-entry manifest:full-path="Pictures/10000000000001C6000001708F4FF170A97F5D46.png" manifest:media-type="image/png"/>
  <manifest:file-entry manifest:full-path="Pictures/10000000000001C600000170E10AEEF16153F05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rupo 1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2.009cm" svg:height="9.734cm" svg:x="8cm" svg:y="4.666cm">
          <draw:image xlink:href="Pictures/10000000000001C6000001708F4FF170A97F5D4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rupo 2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4.736cm" svg:height="10.604cm" svg:x="6.864cm" svg:y="4.796cm">
          <draw:image xlink:href="Pictures/10000000000001C600000170E10AEEF16153F05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rupo 3</text:p>
          </draw:text-box>
        </draw:frame>
        <draw:frame draw:style-name="gr1" draw:text-style-name="P2" draw:layer="layout" svg:width="15.536cm" svg:height="12.593cm" svg:x="5.864cm" svg:y="3.07cm">
          <draw:image xlink:href="Pictures/10000000000001C600000170EA128F22BB9F0EA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8:12:01.241160150</meta:creation-date>
    <dc:date>2019-04-22T18:32:08.877008283</dc:date>
    <meta:editing-duration>PT39S</meta:editing-duration>
    <meta:editing-cycles>1</meta:editing-cycles>
    <meta:document-statistic meta:object-count="35"/>
    <meta:generator>LibreOffice/6.0.7.3$Linux_X86_64 LibreOffice_project/00m0$Build-3</meta:generator>
  </office:meta>
</office:document-meta>
</file>